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4cm" fo:min-width="1.521cm" draw:shadow="hidden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  <style:paragraph-properties style:writing-mode="lr-tb"/>
    </style:style>
    <style:style style:name="gr3" style:family="graphic" style:parent-style-name="standard">
      <style:graphic-properties svg:stroke-width="0cm" svg:stroke-color="#f7f8dc" draw:marker-start-width="0.2cm" draw:marker-end-width="0.2cm" draw:fill-color="#f7f8dc" draw:textarea-horizontal-align="justify" draw:textarea-vertical-align="middle" draw:auto-grow-height="false" fo:min-height="2.616cm" fo:min-width="2.366cm" fo:padding-top="0.125cm" fo:padding-bottom="0.125cm" fo:padding-left="0.25cm" fo:padding-right="0.25cm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c7201e" draw:textarea-horizontal-align="center" draw:textarea-vertical-align="middl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24cm" fo:min-width="1.521cm" draw:shadow="hidden"/>
    </style:style>
    <style:style style:name="gr6" style:family="graphic" style:parent-style-name="standard">
      <style:graphic-properties draw:fill-color="#67e33d" draw:textarea-horizontal-align="justify" draw:textarea-vertical-align="middle" draw:auto-grow-height="false" fo:min-height="0.424cm" fo:min-width="1.521cm" draw:shadow="hidden"/>
    </style:style>
    <style:style style:name="gr7" style:family="graphic" style:parent-style-name="standard">
      <style:graphic-properties draw:fill-color="#ffb529" draw:textarea-horizontal-align="justify" draw:textarea-vertical-align="middle" draw:auto-grow-height="false" fo:min-height="0.424cm" fo:min-width="1.521cm" draw:shadow="hidden"/>
    </style:style>
    <style:style style:name="gr8" style:family="graphic" style:parent-style-name="standard">
      <style:graphic-properties draw:fill-color="#e6e905" draw:textarea-horizontal-align="justify" draw:textarea-vertical-align="middle" draw:auto-grow-height="false" fo:min-height="0.424cm" fo:min-width="1.521cm" draw:shadow="hidden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1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7f8dc"/>
      <style:paragraph-properties fo:text-align="center"/>
    </style:style>
    <style:style style:name="P4" style:family="paragraph">
      <loext:graphic-properties draw:fill="solid" draw:fill-color="#c7201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67e33d"/>
      <style:paragraph-properties fo:text-align="center"/>
    </style:style>
    <style:style style:name="P7" style:family="paragraph">
      <loext:graphic-properties draw:fill-color="#ffb529"/>
      <style:paragraph-properties fo:text-align="center"/>
    </style:style>
    <style:style style:name="P8" style:family="paragraph">
      <loext:graphic-properties draw:fill-color="#e6e905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474cm" svg:height="0.237cm" svg:x="0.409cm" svg:y="-1.415cm" svg:viewBox="0 0 2475 238" svg:d="M0 238c125-72 306-132 523-174s464-64 715-64c250 0 497 22 714 64s398 102 523 174">
          <text:p text:style-name="P1"/>
        </draw:path>
        <draw:path draw:style-name="gr1" draw:text-style-name="P1" draw:layer="layout" svg:width="2.474cm" svg:height="0.237cm" svg:x="0.409cm" svg:y="-1.115cm" svg:viewBox="0 0 2475 238" svg:d="M0 238c125-72 306-132 523-174s464-64 715-64c250 0 497 22 714 64s398 102 523 174">
          <text:p/>
        </draw:path>
        <draw:line draw:style-name="gr2" draw:text-style-name="P2" draw:layer="layout" svg:x1="0.409cm" svg:y1="-1.177cm" svg:x2="0.409cm" svg:y2="-0.877cm">
          <text:p text:style-name="P1"/>
        </draw:line>
        <draw:path draw:style-name="gr1" draw:text-style-name="P1" draw:layer="layout" svg:width="2.474cm" svg:height="0.237cm" svg:x="0.409cm" svg:y="-1.415cm" svg:viewBox="0 0 2475 238" svg:d="M0 238c125-72 306-132 523-174s464-64 715-64c250 0 497 22 714 64s398 102 523 174">
          <text:p/>
        </draw:path>
        <draw:line draw:style-name="gr2" draw:text-style-name="P2" draw:layer="layout" svg:x1="2.885cm" svg:y1="-1.177cm" svg:x2="2.885cm" svg:y2="-0.877cm">
          <text:p/>
        </draw:line>
        <draw:line draw:style-name="gr2" draw:text-style-name="P2" draw:layer="layout" svg:x1="1.647cm" svg:y1="-1.415cm" svg:x2="1.647cm" svg:y2="-1.115cm">
          <text:p text:style-name="P1"/>
        </draw:line>
        <draw:line draw:style-name="gr2" draw:text-style-name="P2" draw:layer="layout" svg:x1="0.932cm" svg:y1="-1.351cm" svg:x2="0.932cm" svg:y2="-1.051cm">
          <text:p/>
        </draw:line>
        <draw:line draw:style-name="gr2" draw:text-style-name="P2" draw:layer="layout" svg:x1="2.361cm" svg:y1="-1.351cm" svg:x2="2.361cm" svg:y2="-1.051cm">
          <text:p/>
        </draw:line>
        <draw:path draw:style-name="gr1" draw:text-style-name="P1" draw:layer="layout" svg:width="2.474cm" svg:height="0.237cm" svg:x="0.409cm" svg:y="-0.715cm" svg:viewBox="0 0 2475 238" svg:d="M0 238c125-72 306-132 523-174s464-64 715-64c250 0 497 22 714 64s398 102 523 174">
          <text:p/>
        </draw:path>
        <draw:path draw:style-name="gr1" draw:text-style-name="P1" draw:layer="layout" svg:width="0.522cm" svg:height="0.173cm" svg:x="0.409cm" svg:y="-0.351cm" svg:viewBox="0 0 523 174" svg:d="M0 174c125-72 306-132 523-174">
          <text:p/>
        </draw:path>
        <draw:path draw:style-name="gr1" draw:text-style-name="P1" draw:layer="layout" svg:width="0.713cm" svg:height="0.063cm" svg:x="0.932cm" svg:y="-0.415cm" svg:viewBox="0 0 714 64" svg:d="M0 64c217-42 464-64 714-64">
          <text:p/>
        </draw:path>
        <draw:path draw:style-name="gr1" draw:text-style-name="P1" draw:layer="layout" svg:width="0.714cm" svg:height="0.063cm" svg:x="1.647cm" svg:y="-0.415cm" svg:viewBox="0 0 715 64" svg:d="M0 0c251 0 497 22 715 64">
          <text:p/>
        </draw:path>
        <draw:path draw:style-name="gr1" draw:text-style-name="P1" draw:layer="layout" svg:width="0.522cm" svg:height="0.173cm" svg:x="2.361cm" svg:y="-0.351cm" svg:viewBox="0 0 523 174" svg:d="M0 0c217 42 398 102 523 174">
          <text:p/>
        </draw:path>
        <draw:polygon draw:style-name="gr2" draw:text-style-name="P2" draw:layer="layout" svg:width="0.299cm" svg:height="0cm" draw:transform="rotate (-1.5707963267949) translate (0.409cm -0.477cm)" svg:viewBox="0 0 300 0" draw:points="0,0 300,0">
          <text:p/>
        </draw:polygon>
        <draw:path draw:style-name="gr1" draw:text-style-name="P1" draw:layer="layout" svg:width="0.522cm" svg:height="0.173cm" svg:x="0.409cm" svg:y="-0.651cm" svg:viewBox="0 0 523 174" svg:d="M0 174c125-72 306-132 523-174">
          <text:p/>
        </draw:path>
        <draw:path draw:style-name="gr1" draw:text-style-name="P1" draw:layer="layout" svg:width="0.713cm" svg:height="0.063cm" svg:x="0.932cm" svg:y="-0.715cm" svg:viewBox="0 0 714 64" svg:d="M0 64c217-42 464-64 714-64">
          <text:p/>
        </draw:path>
        <draw:path draw:style-name="gr1" draw:text-style-name="P1" draw:layer="layout" svg:width="0.714cm" svg:height="0.063cm" svg:x="1.647cm" svg:y="-0.715cm" svg:viewBox="0 0 715 64" svg:d="M0 0c251 0 497 22 715 64">
          <text:p/>
        </draw:path>
        <draw:path draw:style-name="gr1" draw:text-style-name="P1" draw:layer="layout" svg:width="0.522cm" svg:height="0.173cm" svg:x="2.361cm" svg:y="-0.651cm" svg:viewBox="0 0 523 174" svg:d="M0 0c217 42 398 102 523 174">
          <text:p/>
        </draw:path>
        <draw:line draw:style-name="gr2" draw:text-style-name="P2" draw:layer="layout" svg:x1="2.885cm" svg:y1="-0.477cm" svg:x2="2.885cm" svg:y2="-0.177cm">
          <text:p/>
        </draw:line>
        <draw:line draw:style-name="gr2" draw:text-style-name="P2" draw:layer="layout" svg:x1="1.647cm" svg:y1="-0.715cm" svg:x2="1.647cm" svg:y2="-0.415cm">
          <text:p/>
        </draw:line>
        <draw:line draw:style-name="gr2" draw:text-style-name="P2" draw:layer="layout" svg:x1="0.932cm" svg:y1="-0.651cm" svg:x2="0.932cm" svg:y2="-0.351cm">
          <text:p/>
        </draw:line>
        <draw:line draw:style-name="gr2" draw:text-style-name="P2" draw:layer="layout" svg:x1="2.361cm" svg:y1="-0.651cm" svg:x2="2.361cm" svg:y2="-0.351cm">
          <text:p/>
        </draw:line>
        <draw:g>
          <draw:custom-shape draw:style-name="gr3" draw:text-style-name="P3" draw:layer="layout" svg:width="2.866cm" svg:height="2.866cm" svg:x="0.132cm" svg:y="0.114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ath draw:style-name="gr4" draw:text-style-name="P4" draw:layer="layout" svg:width="2.228cm" svg:height="2.149cm" svg:x="0.451cm" svg:y="0.472cm" svg:viewBox="0 0 2229 2150" svg:d="M1115 345c-116-203-308-345-538-345-327 0-577 264-577 609 0 668 346 770 1115 1541 768-771 1114-873 1114-1541 0-345-250-609-577-609-230 0-422 142-537 345z">
                  <text:p/>
                </draw:path>
              </draw:g>
              <draw:path draw:style-name="gr5" draw:text-style-name="P5" draw:layer="layout" svg:width="0.379cm" svg:height="0.363cm" svg:x="0.667cm" svg:y="0.978cm" svg:viewBox="0 0 380 364" svg:d="M380 230c-157 32-289 78-380 134v-230 230-230c91-56 223-102 380-134z">
                <text:p/>
              </draw:path>
              <draw:path draw:style-name="gr6" draw:text-style-name="P6" draw:layer="layout" svg:width="0.38cm" svg:height="0.363cm" svg:x="2.084cm" svg:y="0.978cm" svg:viewBox="0 0 381 364" svg:d="M0 230c158 32 289 78 380 134h1v-230h-1c-91-56-222-102-380-134z">
                <text:p/>
              </draw:path>
              <draw:path draw:style-name="gr7" draw:text-style-name="P7" draw:layer="layout" svg:width="0.518cm" svg:height="0.278cm" svg:x="1.047cm" svg:y="0.929cm" svg:viewBox="0 0 519 279" svg:d="M0 279c158-32 337-49 519-49v-230c-182 0-361 17-519 49z">
                <text:p/>
              </draw:path>
              <draw:path draw:style-name="gr8" draw:text-style-name="P8" draw:layer="layout" svg:width="0.518cm" svg:height="0.278cm" svg:x="1.565cm" svg:y="0.929cm" svg:viewBox="0 0 519 279" svg:d="M519 279c-158-32-337-49-519-49v-230c182 0 361 17 519 49z">
                <text:p/>
              </draw:path>
            </draw:g>
            <draw:path draw:style-name="gr9" draw:text-style-name="P9" draw:layer="layout" svg:width="0.165cm" svg:height="1.447cm" draw:transform="skewX (-0.0497418836818385) rotate (-0.577529449484923) translate (2.13997658311077cm 1.07797118312333cm)" svg:viewBox="0 0 166 1448" svg:d="M81 0l38 1195c2 1 4 2 5 3 13 8 24 18 31 31s11 28 11 43-4 29-11 42-18 24-30 31c-5 3-10 6-15 7l-27 96-28-96c-4-2-9-4-13-6-13-8-24-18-31-31s-11-28-11-43 4-29 11-42 18-24 30-31c2-2 4-3 6-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cm" fo:margin-bottom="0.12cm" fo:margin-left="0.12cm" fo:margin-right="0.12cm" fo:page-width="3.096cm" fo:page-height="2.8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14:31:08.715793406</dc:date>
    <meta:editing-duration>PT1H28M54S</meta:editing-duration>
    <meta:editing-cycles>5</meta:editing-cycles>
    <meta:generator>LibreOffice/7.4.2.3$MacOSX_X86_64 LibreOffice_project/382eef1f22670f7f4118c8c2dd222ec7ad009daf</meta:generator>
    <meta:document-statistic meta:object-count="33"/>
  </office:meta>
</office:document-meta>
</file>